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1E8181EA5FFC1425.jpg" manifest:media-type="image/jpeg"/>
  <manifest:file-entry manifest:full-path="Pictures/1000000000000008000000084D60FB4967481DFF.png" manifest:media-type="image/png"/>
  <manifest:file-entry manifest:full-path="Pictures/100000000000032000000258D4436ACE333B3A23.png" manifest:media-type="image/png"/>
  <manifest:file-entry manifest:full-path="Pictures/100000000000050000000320C57124645A4E0F0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5cm" fo:min-width="1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3.988cm" fo:min-width="7.19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59cm" fo:min-width="4.59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3.673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449cm" fo:min-width="3.31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4.4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023cm" fo:min-width="3.721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13cm" fo:min-width="0.866cm"/>
    </style:style>
    <style:style style:name="gr17" style:family="graphic" style:parent-style-name="objectwithoutfill">
      <style:graphic-properties svg:stroke-width="0.053cm" svg:stroke-color="#ff3300" draw:marker-start-width="0.379cm" draw:marker-end-width="0.379cm" draw:fill="none" draw:fill-color="#ff66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13cm" fo:min-width="0.84cm"/>
    </style:style>
    <style:style style:name="gr19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3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9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4.5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3.3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2.765cm"/>
    </style:style>
    <style:style style:name="gr2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3.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4.5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62cm" fo:min-width="4.44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198cm" fo:min-width="2.648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667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825cm" fo:min-width="0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9.2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7.6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23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2.14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9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3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0000" draw:marker-start-width="0.379cm" draw:marker-end-width="0.3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3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25cm"/>
    </style:style>
    <style:style style:name="pr4" style:family="presentation" style:parent-style-name="eco-grey-outline1" style:list-style-name="L4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title">
      <style:graphic-properties fo:min-height="3.506cm"/>
    </style:style>
    <style:style style:name="pr7" style:family="presentation" style:parent-style-name="eco-grey-notes">
      <style:graphic-properties draw:fill-color="#ffffff" fo:min-height="13.364cm"/>
    </style:style>
    <style:style style:name="pr8" style:family="presentation" style:parent-style-name="eco-grey-notes">
      <style:graphic-properties draw:fill-color="#ffffff" fo:min-height="15.593cm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language="fr" fo:country="FR"/>
    </style:style>
    <style:style style:name="P9" style:family="paragraph">
      <loext:graphic-properties draw:fill-color="#ffffff" draw:opacity="0%"/>
      <style:paragraph-properties fo:text-align="center"/>
      <style:text-properties fo:language="fr" fo:country="FR"/>
    </style:style>
    <style:style style:name="P10" style:family="paragraph">
      <style:text-properties fo:color="#ffffff" style:font-name="PT Serif1" fo:language="fr" fo:country="FR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color="#ffffff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text-properties fo:language="fr" fo:country="FR"/>
    </style:style>
    <style:style style:name="P14" style:family="paragraph">
      <loext:graphic-properties draw:fill-color="#ffffff"/>
      <style:text-properties fo:language="fr" fo:country="FR"/>
    </style:style>
    <style:style style:name="P15" style:family="paragraph">
      <style:text-properties fo:color="#ffffff" style:font-name="Georgia1" fo:language="fr" fo:country="FR"/>
    </style:style>
    <style:style style:name="P16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17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18" style:family="paragraph">
      <loext:graphic-properties draw:fill="none" draw:fill-color="#ff6600"/>
      <style:paragraph-properties fo:text-align="center"/>
      <style:text-properties fo:color="#ffffff" fo:language="fr" fo:country="FR"/>
    </style:style>
    <style:style style:name="P19" style:family="paragraph">
      <loext:graphic-properties draw:fill="none" draw:fill-color="#ffffff"/>
      <style:text-properties fo:color="#ff3300" fo:font-size="13pt" fo:language="fr" fo:country="FR" fo:font-weight="normal" style:font-size-asian="13pt" style:font-weight-asian="normal" style:font-size-complex="13pt" style:font-weight-complex="normal"/>
    </style:style>
    <style:style style:name="P20" style:family="paragraph">
      <loext:graphic-properties draw:fill="none" draw:fill-color="#ffffff"/>
      <style:text-properties fo:color="#ffffff" fo:language="fr" fo:country="F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23" style:family="paragraph">
      <style:paragraph-properties fo:text-align="center"/>
      <style:text-properties fo:language="fr" fo:country="FR"/>
    </style:style>
    <style:style style:name="P24" style:family="paragraph">
      <style:text-properties fo:color="#ffffff" style:font-name="Georgia1" fo:font-size="32pt" fo:language="fr" fo:country="FR" style:font-size-asian="32pt" style:font-size-complex="32pt"/>
    </style:style>
    <style:style style:name="P25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26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27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28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29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0" style:family="paragraph">
      <loext:graphic-properties draw:fill-color="#000000"/>
      <style:paragraph-properties fo:text-align="center"/>
      <style:text-properties fo:color="#ffffff" fo:language="fr" fo:country="FR"/>
    </style:style>
    <style:style style:name="P31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2pt" fo:language="fr" fo:country="FR"/>
    </style:style>
    <style:style style:name="T7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PT Serif1" fo:language="fr" fo:country="FR" fo:font-weight="bold" style:font-weight-asian="bold" style:font-weight-complex="bold"/>
    </style:style>
    <style:style style:name="T9" style:family="text">
      <style:text-properties fo:color="#ffffff" fo:language="fr" fo:country="FR"/>
    </style:style>
    <style:style style:name="T10" style:family="text">
      <style:text-properties fo:color="#ffffff" style:font-name="Georgia1" fo:font-size="44pt" fo:language="fr" fo:country="FR" style:font-size-asian="44pt" style:font-size-complex="44pt"/>
    </style:style>
    <style:style style:name="T11" style:family="text">
      <style:text-properties fo:color="#ffffff" fo:font-size="13pt" fo:language="fr" fo:country="FR" style:font-size-asian="13pt" style:font-size-complex="13pt"/>
    </style:style>
    <style:style style:name="T12" style:family="text">
      <style:text-properties fo:color="#ff3300" fo:font-size="13pt" fo:language="fr" fo:country="FR" fo:font-weight="normal" style:font-size-asian="13pt" style:font-weight-asian="normal" style:font-size-complex="13pt" style:font-weight-complex="normal"/>
    </style:style>
    <style:style style:name="T13" style:family="text">
      <style:text-properties fo:color="#ffffff" fo:font-size="14pt" fo:language="fr" fo:country="FR" style:font-size-asian="18pt" style:font-size-complex="18pt"/>
    </style:style>
    <style:style style:name="T14" style:family="text">
      <style:text-properties fo:color="#ffffff" style:font-name="Georgia1" fo:font-size="32pt" fo:language="fr" fo:country="FR" style:font-size-asian="32pt" style:font-size-complex="32pt"/>
    </style:style>
    <style:style style:name="T15" style:family="text">
      <style:text-properties fo:color="#ffffff" fo:font-size="15pt" fo:language="fr" fo:country="FR"/>
    </style:style>
    <style:style style:name="T16" style:family="text">
      <style:text-properties fo:color="#ffffff" fo:font-size="18pt" fo:language="fr" fo:country="FR" style:font-size-asian="18pt" style:font-size-complex="18pt"/>
    </style:style>
    <style:style style:name="T17" style:family="text">
      <style:text-properties fo:color="#ffffff" fo:language="fr" fo:country="FR" style:text-underline-style="solid" style:text-underline-width="auto" style:text-underline-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8" draw:id="id18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1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co-grey" presentation:presentation-page-layout-name="AL2T1" xml:id="id19" draw:id="id19">
        <office:forms form:automatic-focus="false" form:apply-design-mode="false"/>
        <draw:frame presentation:style-name="pr3" draw:text-style-name="P6" draw:layer="layout" svg:width="25.199cm" svg:height="4.235cm" svg:x="1.4cm" svg:y="0.473cm" presentation:class="title" presentation:user-transformed="true">
          <draw:text-box>
            <text:p><text:span text:style-name="T5"><text:line-break/></text:span><text:span text:style-name="T5">Problématique :</text:span></text:p>
          </draw:text-box>
        </draw:frame>
        <draw:frame presentation:style-name="pr4" draw:text-style-name="P8" draw:layer="layout" svg:width="28cm" svg:height="15.36cm" svg:x="0cm" svg:y="1.64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 xml:id="id20" text:id="id20" text:style-name="P7"><text:span text:style-name="T7">Comment reproduire l’image </text:span></text:p>
            <text:p xml:id="id21" text:id="id21" text:style-name="P7"><text:span text:style-name="T7">d’une silhouette en temps réel </text:span></text:p>
            <text:p xml:id="id22" text:id="id22" text:style-name="P7"><text:span text:style-name="T7">en utilisant des cylindres de </text:span></text:p>
            <text:p xml:id="id23" text:id="id23" text:style-name="P7"><text:span text:style-name="T7">couleurs contrastées ?</text:span></text:p>
          </draw:text-box>
        </draw:frame>
        <draw:custom-shape draw:style-name="gr4" draw:text-style-name="P9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8">Bête à cornes</text:span></text:p>
          </draw:text-box>
        </draw:frame>
        <draw:custom-shape draw:style-name="gr5" draw:text-style-name="P11" xml:id="id1" draw:id="id1" draw:layer="layout" svg:width="5.718cm" svg:height="3.734cm" svg:x="5.5cm" svg:y="4cm">
          <text:p text:style-name="P7"><text:span text:style-name="T9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" draw:id="id2" draw:layer="layout" svg:width="5.718cm" svg:height="3.734cm" svg:x="16.282cm" svg:y="4.087cm">
          <text:p text:style-name="P7"><text:span text:style-name="T9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5" draw:id="id25" draw:layer="layout" svg:width="10.875cm" svg:height="5.992cm" svg:x="8.969cm" svg:y="9.384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28" draw:id="id28" draw:layer="layout" svg:width="12.843cm" svg:height="2.779cm" svg:x="8.032cm" svg:y="17.721cm">
          <text:p text:style-name="P7"><text:span text:style-name="T9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8" draw:text-style-name="P12" xml:id="id26" draw:id="id26" draw:layer="layout" draw:type="curve" draw:line-skew="1.452cm" svg:x1="8.359cm" svg:y1="7.734cm" svg:x2="19.141cm" svg:y2="7.821cm" draw:start-shape="id1" draw:start-glue-point="8" draw:end-shape="id2" draw:end-glue-point="8" svg:d="M8359 7734c0 3100 10782 3057 10782 87" svg:viewBox="0 0 10783 2321">
          <text:p/>
        </draw:connector>
        <draw:path draw:style-name="gr9" draw:text-style-name="P12" xml:id="id27" draw:id="id27" draw:layer="layout" svg:width="6.954cm" svg:height="7.515cm" draw:transform="skewX (0.0698131700797732) rotate (-0.963945345876469) translate (18.53125cm 8.86315789473684cm)" svg:viewBox="0 0 6955 7516" svg:d="M0 0h4440c4439 2 1651 7516 1651 7516">
          <text:p/>
        </draw:path>
        <draw:custom-shape draw:style-name="gr10" draw:text-style-name="P9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05s" smil:fill="hold" smil:targetElement="id26" smil:attributeName="visibility" smil:to="visible"/>
                  <anim:animate smil:dur="0.25s" smil:fill="hold" smil:targetElement="id26" smil:attributeName="width" smil:values="0;width" smil:keyTimes="0;1"/>
                  <anim:animate smil:dur="0.25s" smil:fill="hold" smil:targetElement="id26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unfold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-.1;x" smil:keyTimes="0;1"/>
                  <anim:animate smil:dur="1s" smil:fill="hold" smil:targetElement="id28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14" draw:layer="layout" svg:width="16.799cm" svg:height="14.418cm" svg:x="2.1cm" svg:y="14.107cm" presentation:class="notes" presentation:user-transformed="true">
            <draw:text-box>
              <text:p text:style-name="P13"><text:s text:c="4"/>A qui rend t-il service ? </text:p>
              <text:p text:style-name="P13"/>
              <text:p text:style-name="P13"><text:s text:c="4"/>A l'utiilisateur.</text:p>
              <text:p text:style-name="P13"/>
              <text:p text:style-name="P13"/>
              <text:p text:style-name="P13"><text:s text:c="4"/>Sur quoi agit le produit ?</text:p>
              <text:p text:style-name="P13"/>
              <text:p text:style-name="P13"><text:s text:c="4"/>Sur le sujet de reflection.</text:p>
              <text:p text:style-name="P13"/>
              <text:p text:style-name="P13"/>
              <text:p text:style-name="P13"><text:s text:c="4"/>Quel est sa fonction ?</text:p>
              <text:p text:style-name="P13"/>
              <text:p text:style-name="P13"><text:s text:c="4"/>Refleter un corps en temps réel</text:p>
            </draw:text-box>
          </draw:frame>
        </presentation:notes>
      </draw:page>
      <draw:page draw:name="page4" draw:style-name="dp4" draw:master-page-name="eco-grey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5cm" svg:y="0.5cm" presentation:class="title" presentation:user-transformed="true">
          <draw:text-box>
            <text:p><text:span text:style-name="T10">Diagramme pieuvre</text:span></text:p>
          </draw:text-box>
        </draw:frame>
        <draw:custom-shape draw:style-name="gr11" draw:text-style-name="P16" xml:id="id29" draw:id="id29" draw:layer="layout" svg:width="7.2cm" svg:height="2.6cm" svg:x="10.001cm" svg:y="8.201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3" draw:id="id3" draw:layer="layout" svg:width="5.901cm" svg:height="2cm" svg:x="1.5cm" svg:y="4cm">
          <text:p text:style-name="P7"><text:span text:style-name="T9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xml:id="id36" draw:id="id36" draw:layer="layout" svg:width="5.399cm" svg:height="2.401cm" svg:x="19.601cm" svg:y="4cm">
          <text:p text:style-name="P7"><text:span text:style-name="T9">E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" draw:id="id4" draw:layer="layout" svg:width="7cm" svg:height="2cm" svg:x="1cm" svg:y="11cm">
          <text:p text:style-name="P7"><text:span text:style-name="T9">Environ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40" draw:id="id40" draw:layer="layout" svg:width="5.967cm" svg:height="1.799cm" svg:x="19.033cm" svg:y="11.201cm">
          <text:p text:style-name="P7"><text:span text:style-name="T9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366cm" svg:height="0.763cm" svg:x="18.401cm" svg:y="5.601cm">
          <draw:text-box>
            <text:p xml:id="id38" text:id="id38"><text:span text:style-name="T11">FC2</text:span></text:p>
          </draw:text-box>
        </draw:frame>
        <draw:frame draw:style-name="gr16" draw:text-style-name="P17" draw:layer="layout" svg:width="1.366cm" svg:height="0.763cm" svg:x="19.235cm" svg:y="10.446cm">
          <draw:text-box>
            <text:p xml:id="id42" text:id="id42"><text:span text:style-name="T11">FC3</text:span></text:p>
          </draw:text-box>
        </draw:frame>
        <draw:frame draw:style-name="gr16" draw:text-style-name="P17" draw:layer="layout" svg:width="1.366cm" svg:height="0.763cm" svg:x="6.635cm" svg:y="10.446cm">
          <draw:text-box>
            <text:p xml:id="id45" text:id="id45"><text:span text:style-name="T11">FC4</text:span></text:p>
          </draw:text-box>
        </draw:frame>
        <draw:connector draw:style-name="gr17" draw:text-style-name="P18" xml:id="id30" draw:id="id30" draw:layer="layout" draw:type="curve" draw:line-skew="2.199cm" svg:x1="7.401cm" svg:y1="5cm" svg:x2="8cm" svg:y2="12cm" draw:start-shape="id3" draw:start-glue-point="10" draw:end-shape="id4" draw:end-glue-point="10" svg:d="M7401 5000c4989 0 4689 7000 599 7000" svg:viewBox="0 0 3706 7001">
          <text:p/>
        </draw:connector>
        <draw:frame draw:style-name="gr16" draw:text-style-name="P17" draw:layer="layout" svg:width="1.366cm" svg:height="0.763cm" svg:x="7.034cm" svg:y="6.401cm">
          <draw:text-box>
            <text:p xml:id="id34" text:id="id34"><text:span text:style-name="T11">FC1</text:span></text:p>
          </draw:text-box>
        </draw:frame>
        <draw:frame draw:style-name="gr18" draw:text-style-name="P19" xml:id="id31" draw:id="id31" draw:layer="layout" svg:width="1.34cm" svg:height="0.763cm" svg:x="8.601cm" svg:y="4.601cm">
          <draw:text-box>
            <text:p><text:span text:style-name="T12">FP1</text:span></text:p>
          </draw:text-box>
        </draw:frame>
        <draw:polyline draw:style-name="gr9" draw:text-style-name="P11" xml:id="id37" draw:id="id37" draw:layer="layout" svg:width="4cm" svg:height="2.498cm" svg:x="16cm" svg:y="6.001cm" svg:viewBox="0 0 4001 2499" draw:points="4001,0 0,2499">
          <text:p/>
        </draw:polyline>
        <draw:polyline draw:style-name="gr9" draw:text-style-name="P11" xml:id="id41" draw:id="id41" draw:layer="layout" svg:width="2.399cm" svg:height="1.599cm" svg:x="17.001cm" svg:y="10.001cm" svg:viewBox="0 0 2400 1600" draw:points="2400,1600 0,0">
          <text:p/>
        </draw:polyline>
        <draw:polyline draw:style-name="gr19" draw:text-style-name="P11" xml:id="id44" draw:id="id44" draw:layer="layout" svg:width="2.499cm" svg:height="1.999cm" svg:x="7.5cm" svg:y="9.5cm" svg:viewBox="0 0 2500 2000" draw:points="2500,0 0,2000">
          <text:p/>
        </draw:polyline>
        <draw:frame draw:style-name="gr20" draw:text-style-name="P20" draw:layer="layout" svg:width="15.821cm" svg:height="1.315cm" svg:x="1cm" svg:y="14.685cm">
          <draw:text-box>
            <text:p xml:id="id32" text:id="id32"><text:span text:style-name="T9">FP1 : Refléter une silhouette en temps réel</text:span></text:p>
          </draw:text-box>
        </draw:frame>
        <draw:frame draw:style-name="gr21" draw:text-style-name="P20" draw:layer="layout" svg:width="16.499cm" svg:height="1.315cm" svg:x="1.001cm" svg:y="15.491cm">
          <draw:text-box>
            <text:p xml:id="id35" text:id="id35"><text:span text:style-name="T9">FC1 : Permettre à l’utilisateur de se voir sur un miroir <text:s text:c="2"/></text:span></text:p>
          </draw:text-box>
        </draw:frame>
        <draw:frame draw:style-name="gr22" draw:text-style-name="P20" draw:layer="layout" svg:width="15.065cm" svg:height="1.315cm" svg:x="1.001cm" svg:y="17.209cm">
          <draw:text-box>
            <text:p xml:id="id43" text:id="id43"><text:span text:style-name="T9">FC3 : Utiliser un support cylindriques contrastés <text:s text:c="2"/></text:span></text:p>
          </draw:text-box>
        </draw:frame>
        <draw:frame draw:style-name="gr23" draw:text-style-name="P20" draw:layer="layout" svg:width="13.881cm" svg:height="1.315cm" svg:x="1.001cm" svg:y="16.394cm">
          <draw:text-box>
            <text:p xml:id="id39" text:id="id39"><text:span text:style-name="T9">FC2 : Utiliser une source d’énergie électrique </text:span></text:p>
          </draw:text-box>
        </draw:frame>
        <draw:frame draw:style-name="gr24" draw:text-style-name="P20" draw:layer="layout" svg:width="13.265cm" svg:height="1.315cm" svg:x="1.001cm" svg:y="18.185cm">
          <draw:text-box>
            <text:p xml:id="id46" text:id="id46"><text:span text:style-name="T9">FC4 : Être dans un espace éclairer intérieur</text:span></text:p>
          </draw:text-box>
        </draw:frame>
        <draw:custom-shape draw:style-name="gr25" draw:text-style-name="P9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7.401cm" svg:y1="5cm" svg:x2="7.401cm" svg:y2="5cm" draw:start-shape="id3" draw:end-shape="id3" svg:d="M7401 5000z" svg:viewBox="0 0 1 1">
          <text:p/>
        </draw:connector>
        <draw:polyline draw:style-name="gr27" draw:text-style-name="P21" xml:id="id33" draw:id="id33" draw:layer="layout" svg:width="3.699cm" svg:height="3.399cm" svg:x="7.3cm" svg:y="5.2cm" svg:viewBox="0 0 3700 3400" draw:points="0,0 3700,3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0-width/2;x" smil:keyTimes="0;1"/>
                  <anim:animate smil:dur="0.5s" smil:fill="hold" smil:targetElement="id4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4" draw:layer="layout" svg:width="16.799cm" svg:height="16.636cm" svg:x="2.1cm" svg:y="14.107cm" presentation:class="notes" presentation:user-transformed="true">
            <draw:text-box>
              <text:p text:style-name="P13"><text:s text:c="4"/>FP 1 : Refléter une silhouette en temps réel</text:p>
              <text:p text:style-name="P13"/>
              <text:p text:style-name="P13"><text:s text:c="4"/>FC 1 : Permettre à l'utilisateur de voir une silhouette de son choix sur un miroir</text:p>
              <text:p text:style-name="P13"/>
              <text:p text:style-name="P13"><text:s text:c="4"/>FC 2 : Utiliser une source d'énergie électrique</text:p>
              <text:p text:style-name="P13"/>
              <text:p text:style-name="P13"><text:s text:c="4"/>FC 3 : Utiliser un support cylindrique contrastés</text:p>
              <text:p text:style-name="P13"/>
              <text:p text:style-name="P13"><text:s text:c="4"/>FC 4 : Etre dans un espace éclairé intérieur</text:p>
            </draw:text-box>
          </draw:frame>
        </presentation:notes>
      </draw:page>
      <draw:page draw:name="page5" draw:style-name="dp4" draw:master-page-name="eco-grey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5cm" svg:y="0.698cm" presentation:class="title" presentation:user-transformed="true">
          <draw:text-box>
            <text:p><text:span text:style-name="T10">Diagramme FAST</text:span></text:p>
          </draw:text-box>
        </draw:frame>
        <draw:custom-shape draw:style-name="gr28" draw:text-style-name="P22" xml:id="id5" draw:id="id5" draw:layer="layout" svg:width="4.975cm" svg:height="1.401cm" svg:x="2.025cm" svg:y="4.799cm">
          <text:p text:style-name="P7"><text:span text:style-name="T13">Refléter une</text:span></text:p>
          <text:p text:style-name="P7"><text:span text:style-name="T13"><text:s/></text:span><text:span text:style-name="T13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xml:id="id7" draw:id="id7" draw:layer="layout" svg:width="5cm" svg:height="1.4cm" svg:x="14cm" svg:y="4.8cm">
          <text:p text:style-name="P7"><text:span text:style-name="T13">Capturer</text:span><text:span text:style-name="T9"> </text:span><text:span text:style-name="T13">l’im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10" draw:id="id10" draw:layer="layout" svg:width="5cm" svg:height="1.4cm" svg:x="14cm" svg:y="6.8cm">
          <text:p text:style-name="P7"><text:span text:style-name="T13">Traiter l’im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8" draw:id="id8" draw:layer="layout" svg:width="5cm" svg:height="1.4cm" svg:x="20cm" svg:y="4.8cm">
          <text:p text:style-name="P7"><text:span text:style-name="T13">Camera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cm" svg:height="1.4cm" svg:x="20cm" svg:y="6.8cm">
          <text:p text:style-name="P7"><text:span text:style-name="T13">Raspberry Pi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cm" svg:height="1.6cm" svg:x="8cm" svg:y="8.8cm">
          <text:p text:style-name="P7"><text:span text:style-name="T13">Commander les </text:span></text:p>
          <text:p text:style-name="P7"><text:span text:style-name="T13">servo-moteur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cm" svg:height="1.6cm" svg:x="20cm" svg:y="8.8cm">
          <text:p text:style-name="P7"><text:span text:style-name="T13">Communication </text:span></text:p>
          <text:p text:style-name="P7"><text:span text:style-name="T13">I2C</text:span></text:p>
          <text:p text:style-name="P7"><text:span text:style-name="T13">Rasp. - Arduino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6" draw:id="id6" draw:layer="layout" svg:width="5cm" svg:height="1.4cm" svg:x="8cm" svg:y="4.8cm">
          <text:p text:style-name="P7"><text:span text:style-name="T13">Récupérer l’image</text:span></text:p>
          <text:p text:style-name="P7"><text:span text:style-name="T13">à affich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5cm" svg:height="1.8cm" svg:x="14cm" svg:y="8.775cm">
          <text:p text:style-name="P7"><text:span text:style-name="T13">Récupérer informations</text:span></text:p>
          <text:p text:style-name="P7"><text:span text:style-name="T13">im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12" draw:id="id12" draw:layer="layout" svg:width="5cm" svg:height="1.4cm" svg:x="14cm" svg:y="11cm">
          <text:p text:style-name="P7"><text:span text:style-name="T13">Traiter les </text:span></text:p>
          <text:p text:style-name="P7"><text:span text:style-name="T13">informations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cm" svg:height="1.4cm" svg:x="20cm" svg:y="11cm">
          <text:p text:style-name="P7"><text:span text:style-name="T13">Arduino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xml:id="id13" draw:id="id13" draw:layer="layout" svg:width="5cm" svg:height="1.6cm" svg:x="14cm" svg:y="13cm">
          <text:p text:style-name="P7"><text:span text:style-name="T13">Envoyer Infos</text:span></text:p>
          <text:p text:style-name="P7"><text:span text:style-name="T13">servo-moteu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9cm" svg:height="1.6cm" svg:x="20cm" svg:y="13cm">
          <text:p text:style-name="P7"><text:span text:style-name="T13">Communication</text:span></text:p>
          <text:p text:style-name="P7"><text:span text:style-name="T13">I2C</text:span></text:p>
          <text:p text:style-name="P7"><text:span text:style-name="T13">Arduino – Serv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5cm" svg:height="1.5cm" svg:x="8cm" svg:y="15.2cm">
          <text:p text:style-name="P7"><text:span text:style-name="T13">Afficher l’imag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5.025cm" svg:height="1.475cm" svg:x="14cm" svg:y="15.225cm">
          <text:p text:style-name="P7"><text:span text:style-name="T13">Faire tourner </text:span></text:p>
          <text:p text:style-name="P7"><text:span text:style-name="T13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2" draw:layer="layout" svg:width="5.1cm" svg:height="1.5cm" svg:x="19.9cm" svg:y="15.2cm">
          <text:p text:style-name="P7"><text:span text:style-name="T13">Servo-moteur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xml:id="id15" draw:id="id15" draw:layer="layout" svg:width="5cm" svg:height="1.6cm" svg:x="14cm" svg:y="17.4cm">
          <text:p text:style-name="P7"><text:span text:style-name="T13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5cm" svg:height="1.6cm" svg:x="19.9cm" svg:y="17.4cm">
          <text:p text:style-name="P7"><text:span text:style-name="T13">Cylindres</text:span></text:p>
          <text:p text:style-name="P7"><text:span text:style-name="T13">contrastées</text:span></text:p>
          <draw:enhanced-geometry svg:viewBox="0 0 21600 21600" draw:type="rectangle" draw:enhanced-path="M 0 0 L 21600 0 21600 21600 0 21600 0 0 Z N"/>
        </draw:custom-shape>
        <draw:connector draw:style-name="gr36" draw:text-style-name="P23" draw:layer="layout" svg:x1="7cm" svg:y1="5.499cm" svg:x2="8cm" svg:y2="5.5cm" draw:start-shape="id5" draw:start-glue-point="1" draw:end-shape="id6" draw:end-glue-point="3" svg:d="M7000 5499h500v1h500" svg:viewBox="0 0 1001 2">
          <text:p/>
        </draw:connector>
        <draw:connector draw:style-name="gr36" draw:text-style-name="P23" xml:id="id9" draw:id="id9" draw:layer="layout" svg:x1="13cm" svg:y1="5.5cm" svg:x2="14cm" svg:y2="5.5cm" draw:start-shape="id6" draw:start-glue-point="1" draw:end-shape="id7" draw:end-glue-point="3" svg:d="M13000 5500h1000" svg:viewBox="0 0 1001 1">
          <text:p/>
        </draw:connector>
        <draw:connector draw:style-name="gr36" draw:text-style-name="P23" draw:layer="layout" svg:x1="19cm" svg:y1="5.5cm" svg:x2="20cm" svg:y2="5.5cm" draw:start-shape="id7" draw:start-glue-point="1" draw:end-shape="id8" draw:end-glue-point="3" svg:d="M19000 5500h1000" svg:viewBox="0 0 1001 1">
          <text:p/>
        </draw:connector>
        <draw:line draw:style-name="gr37" draw:text-style-name="P12" xml:id="id11" draw:id="id11" draw:layer="layout" svg:x1="13cm" svg:y1="9.8cm" svg:x2="14cm" svg:y2="9.8cm">
          <text:p/>
        </draw:line>
        <draw:line draw:style-name="gr37" draw:text-style-name="P12" draw:layer="layout" svg:x1="19cm" svg:y1="9.8cm" svg:x2="20cm" svg:y2="9.8cm">
          <text:p/>
        </draw:line>
        <draw:line draw:style-name="gr37" draw:text-style-name="P12" draw:layer="layout" svg:x1="19cm" svg:y1="11.8cm" svg:x2="20cm" svg:y2="11.8cm">
          <text:p/>
        </draw:line>
        <draw:line draw:style-name="gr37" draw:text-style-name="P12" draw:layer="layout" svg:x1="19cm" svg:y1="13.8cm" svg:x2="20cm" svg:y2="13.8cm">
          <text:p/>
        </draw:line>
        <draw:line draw:style-name="gr37" draw:text-style-name="P12" xml:id="id14" draw:id="id14" draw:layer="layout" svg:x1="13cm" svg:y1="16cm" svg:x2="14cm" svg:y2="16cm">
          <text:p/>
        </draw:line>
        <draw:line draw:style-name="gr37" draw:text-style-name="P12" draw:layer="layout" svg:x1="19cm" svg:y1="18.3cm" svg:x2="19.9cm" svg:y2="18.3cm">
          <text:p/>
        </draw:line>
        <draw:line draw:style-name="gr37" draw:text-style-name="P12" draw:layer="layout" svg:x1="19cm" svg:y1="15.9cm" svg:x2="19.9cm" svg:y2="15.9cm">
          <text:p/>
        </draw:line>
        <draw:line draw:style-name="gr37" draw:text-style-name="P12" draw:layer="layout" svg:x1="10.5cm" svg:y1="6.2cm" svg:x2="10.5cm" svg:y2="8.8cm">
          <text:p/>
        </draw:line>
        <draw:line draw:style-name="gr37" draw:text-style-name="P12" draw:layer="layout" svg:x1="10.5cm" svg:y1="10.4cm" svg:x2="10.5cm" svg:y2="15.2cm">
          <text:p/>
        </draw:line>
        <draw:connector draw:style-name="gr36" draw:text-style-name="P23" draw:layer="layout" draw:line-skew="1.05cm" svg:x1="13.5cm" svg:y1="5.5cm" svg:x2="14cm" svg:y2="7.5cm" draw:start-shape="id9" draw:start-glue-point="0" draw:end-shape="id10" draw:end-glue-point="3" svg:d="M13500 5500h23v2000h477" svg:viewBox="0 0 501 2001">
          <text:p/>
        </draw:connector>
        <draw:connector draw:style-name="gr36" draw:text-style-name="P23" draw:layer="layout" draw:line-skew="1.05cm" svg:x1="13.5cm" svg:y1="9.8cm" svg:x2="14cm" svg:y2="11.7cm" draw:start-shape="id11" draw:start-glue-point="0" draw:end-shape="id12" draw:end-glue-point="3" svg:d="M13500 9800h23v1900h477" svg:viewBox="0 0 501 1901">
          <text:p/>
        </draw:connector>
        <draw:connector draw:style-name="gr36" draw:text-style-name="P23" draw:layer="layout" draw:line-skew="1.05cm" svg:x1="13.5cm" svg:y1="9.8cm" svg:x2="14cm" svg:y2="13.8cm" draw:start-shape="id11" draw:start-glue-point="0" draw:end-shape="id13" draw:end-glue-point="3" svg:d="M13500 9800h23v4000h477" svg:viewBox="0 0 501 4001">
          <text:p/>
        </draw:connector>
        <draw:connector draw:style-name="gr36" draw:text-style-name="P23" draw:layer="layout" draw:line-skew="1.05cm" svg:x1="13.5cm" svg:y1="16cm" svg:x2="14cm" svg:y2="18.2cm" draw:start-shape="id14" draw:start-glue-point="0" draw:end-shape="id15" draw:end-glue-point="3" svg:d="M13500 16000h23v2200h477" svg:viewBox="0 0 501 2201">
          <text:p/>
        </draw:connector>
        <draw:line draw:style-name="gr37" draw:text-style-name="P12" draw:layer="layout" svg:x1="19cm" svg:y1="7.4cm" svg:x2="20cm" svg:y2="7.4cm">
          <text:p/>
        </draw:line>
        <draw:custom-shape draw:style-name="gr10" draw:text-style-name="P9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eco-grey" presentation:presentation-page-layout-name="AL2T1">
        <office:forms form:automatic-focus="false" form:apply-design-mode="false"/>
        <draw:frame presentation:style-name="pr6" draw:text-style-name="P24" draw:layer="layout" svg:width="25.199cm" svg:height="3.506cm" svg:x="1.5cm" svg:y="0.994cm" presentation:class="title" presentation:user-transformed="true">
          <draw:text-box>
            <text:p><text:span text:style-name="T14">Chaîne d’information et chaîne d’énergie</text:span></text:p>
          </draw:text-box>
        </draw:frame>
        <draw:custom-shape draw:style-name="gr38" draw:text-style-name="P25" draw:layer="layout" svg:width="4.4cm" svg:height="2.764cm" svg:x="2.1cm" svg:y="7.369cm">
          <text:p text:style-name="P7"><text:span text:style-name="T9">ACQUÉRIR :</text:span></text:p>
          <text:p text:style-name="P7"><text:span text:style-name="T9"/></text:p>
          <text:p text:style-name="P7"><text:span text:style-name="T9">Caméra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4.4cm" svg:height="2.764cm" svg:x="8cm" svg:y="7.369cm">
          <text:p text:style-name="P7"><text:span text:style-name="T9">TRAITER :</text:span></text:p>
          <text:p text:style-name="P7"><text:span text:style-name="T9"/></text:p>
          <text:p text:style-name="P7"><text:span text:style-name="T9">Raspberry PI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6" draw:id="id16" draw:layer="layout" svg:width="5cm" svg:height="2.764cm" svg:x="20cm" svg:y="7.369cm">
          <text:p text:style-name="P7"><text:span text:style-name="T15">COMMUNIQUER :</text:span></text:p>
          <text:p text:style-name="P7"><text:span text:style-name="T15"/></text:p>
          <text:p text:style-name="P7"><text:span text:style-name="T15">I2C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cm" svg:height="2.764cm" svg:x="1cm" svg:y="14.279cm">
          <text:p text:style-name="P7"><text:span text:style-name="T9">ALIMENTER :</text:span></text:p>
          <text:p text:style-name="P7"><text:span text:style-name="T9">Prise/</text:span></text:p>
          <text:p text:style-name="P7"><text:span text:style-name="T9">Aliment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3.2cm" svg:height="7.5cm" svg:x="24.5cm" svg:y="12cm">
          <text:p text:style-name="P7"><text:span text:style-name="T16">ACTION:</text:span></text:p>
          <text:p text:style-name="P7"><text:span text:style-name="T9"/></text:p>
          <text:p text:style-name="P7"><text:span text:style-name="T9">Refléter </text:span></text:p>
          <text:p text:style-name="P7"><text:span text:style-name="T9">l’image</text:span></text:p>
          <text:p text:style-name="P7"><text:span text:style-name="T9">reçue par</text:span></text:p>
          <text:p text:style-name="P7"><text:span text:style-name="T9">la caméra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5cm" svg:height="2.764cm" svg:x="19cm" svg:y="14.279cm">
          <text:p text:style-name="P7"><text:span text:style-name="T15">TRANSMETTRE :</text:span></text:p>
          <text:p text:style-name="P7"><text:span text:style-name="T15"/></text:p>
          <text:p text:style-name="P7"><text:span text:style-name="T15">Hélices du servo-</text:span></text:p>
          <text:p text:style-name="P7"><text:span text:style-name="T15">moteur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5cm" svg:height="2.764cm" svg:x="13cm" svg:y="14.279cm">
          <text:p text:style-name="P7"><text:span text:style-name="T9">CONVERTIR :</text:span></text:p>
          <text:p text:style-name="P7"><text:span text:style-name="T9"/></text:p>
          <text:p text:style-name="P7"><text:span text:style-name="T9">Servo-moteur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xml:id="id17" draw:id="id17" draw:layer="layout" svg:width="5cm" svg:height="2.764cm" svg:x="7cm" svg:y="14.279cm">
          <text:p text:style-name="P7"><text:span text:style-name="T9">DISTRIBUER :</text:span></text:p>
          <text:p text:style-name="P7"><text:span text:style-name="T9"/></text:p>
          <text:p text:style-name="P7"><text:span text:style-name="T9">Shield I2C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4.4cm" svg:height="2.764cm" svg:x="14cm" svg:y="7.369cm">
          <text:p text:style-name="P7"><text:span text:style-name="T9">TRAIT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1.1cm" svg:height="1.107cm" svg:x="25.741cm" svg:y="1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5" draw:layer="layout" svg:width="1cm" svg:height="1.287cm" svg:x="25.74cm" svg:y="10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28" draw:layer="layout" svg:width="9.7cm" svg:height="0.987cm" svg:x="9.2cm" svg:y="5.395cm">
          <text:p text:style-name="P7"><text:span text:style-name="T17">CHAÎNE D’INFORMA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8.1cm" svg:height="0.987cm" svg:x="9.8cm" svg:y="17.734cm">
          <text:p text:style-name="P7"><text:span text:style-name="T17">CHAÎNE D’ÉNERGIE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cm" svg:height="0.395cm" svg:x="12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5" draw:layer="layout" svg:width="1cm" svg:height="0.395cm" svg:x="6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9" draw:layer="layout" svg:width="1cm" svg:height="0.395cm" svg:x="0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5" draw:layer="layout" svg:width="2.925cm" svg:height="0.641cm" svg:x="25cm" svg:y="8.406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5" draw:layer="layout" svg:width="1.6cm" svg:height="0.396cm" svg:x="18.4cm" svg:y="8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5" draw:layer="layout" svg:width="1.6cm" svg:height="0.395cm" svg:x="12.4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5" draw:layer="layout" svg:width="1.5cm" svg:height="0.394cm" svg:x="6.5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5" draw:layer="layout" svg:width="0.5cm" svg:height="0.395cm" svg:x="24cm" svg:y="15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5" draw:layer="layout" svg:width="1cm" svg:height="0.395cm" svg:x="18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0" draw:layer="layout" svg:width="0.1cm" svg:height="0.001cm" svg:x="11.1cm" svg:y="12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2" draw:text-style-name="P31" draw:layer="layout" draw:type="curve" svg:x1="22.5cm" svg:y1="10.133cm" svg:x2="9.5cm" svg:y2="14.279cm" draw:start-shape="id16" draw:start-glue-point="2" draw:end-shape="id17" draw:end-glue-point="0" svg:d="M22500 10133c0 3109-13000 1037-13000 4146" svg:viewBox="0 0 13001 4147">
          <text:p/>
        </draw:connector>
        <draw:custom-shape draw:style-name="gr49" draw:text-style-name="P25" draw:layer="layout" svg:width="1.5cm" svg:height="0.394cm" svg:x="0.6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9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4" draw:layer="layout" svg:width="16.799cm" svg:height="41.034cm" svg:x="2.1cm" svg:y="14.107cm" presentation:class="notes" presentation:user-transformed="true">
            <draw:text-box>
              <text:p text:style-name="P13"><text:s text:c="4"/>La caméra est commandé par un Raspberry Pi (Python) : il faut récupérer l'image, la mettre en noir &amp; blanc, la compressé en 12x10, et faire la moyenne de gris pour chaque pixel. </text:p>
              <text:p text:style-name="P13"/>
              <text:p text:style-name="P13"><text:s text:c="4"/>Une fois que les informations ont étaient récuperré, le Raspberry Pi les envoie à l'Arduino par le port I2C.</text:p>
              <text:p text:style-name="P13"/>
              <text:p text:style-name="P13"/>
              <text:p text:style-name="P13"><text:s text:c="4"/>L'arduino commande les servo-moteurs analogiquement, aussi par le port I2C. Vu que l'Arduino de base ne supporte que 6 broches PWM (Modulation de largeur d'impulsion), et que dans notre cas nous en avons besoin de 120, il faut rajouter des Shields pour permettre à l'Arduino de commander tout les servo-moteurs. </text:p>
              <text:p text:style-name="P13"/>
              <text:p text:style-name="P13"><text:s text:c="4"/>Pour le Shield que nous avons choisi, il rajoute 16 broches PWM supplémentaires ; donc pour 8 Shields 8x16 = 128 broches PWM au total, supérieur au 120 nécessaires.</text:p>
              <text:p text:style-name="P13"/>
              <text:p text:style-name="P13"/>
              <text:p text:style-name="P13"><text:s text:c="4"/>Chaque servo-moteur fait tourner un cylindre contrastée, qui seront modélisés sur SolidWorks, puis conçu par l'imprimante 3D fournis par le lycé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1E8181EA5FFC1425.jpg" xlink:type="simple" xlink:show="embed" xlink:actuate="onLoad"/>
    <draw:fill-image draw:name="Empty" xlink:href="Pictures/1000000000000008000000084D60FB4967481DFF.png" xlink:type="simple" xlink:show="embed" xlink:actuate="onLoad"/>
    <draw:fill-image draw:name="ashapes9" xlink:href="Pictures/100000000000032000000258D4436ACE333B3A23.png" xlink:type="simple" xlink:show="embed" xlink:actuate="onLoad"/>
    <draw:fill-image draw:name="reo_25_20veo_5f_1280x1024_5f_5" draw:display-name="reo%20veo_1280x1024_5" xlink:href="Pictures/100000000000050000000320C57124645A4E0F0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lyt-brown</dc:title>
    <dc:description>Presentation Layout Template</dc:description>
    <meta:creation-date>2018-09-10T13:58:45.984952000</meta:creation-date>
    <dc:language>en-US</dc:language>
    <meta:editing-cycles>16</meta:editing-cycles>
    <meta:editing-duration>PT3H8M6S</meta:editing-duration>
    <dc:date>2018-10-01T13:08:49.696000000</dc:date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